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643" officeooo:paragraph-rsid="001f6643"/>
    </style:style>
    <style:style style:name="P2" style:family="paragraph" style:parent-style-name="Standard">
      <style:text-properties fo:font-weight="bold" officeooo:rsid="001f6643" officeooo:paragraph-rsid="001f6643" style:font-weight-asian="bold" style:font-weight-complex="bold"/>
    </style:style>
    <style:style style:name="P3" style:family="paragraph" style:parent-style-name="Standard">
      <style:text-properties fo:font-weight="normal" officeooo:rsid="001f6643" officeooo:paragraph-rsid="001f664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10 PROGRAMS</text:p>
      <text:p text:style-name="P1"/>
      <text:p text:style-name="P2">1. Write a function CalculateSI to calculate simple interest based on the input parameters</text:p>
      <text:p text:style-name="P2">principle, rate and time, with rate being the default argument having a default value of 10.</text:p>
      <text:p text:style-name="P2">Write a main function to test the function. Include function calls to CalculateSI, one with</text:p>
      <text:p text:style-name="P2">using the default value and the other with passing a value for rate.</text:p>
      <text:p text:style-name="P2"/>
      <text:p text:style-name="P1">#include &lt;iostream&gt;</text:p>
      <text:p text:style-name="P1">using namespace std;</text:p>
      <text:p text:style-name="P1"/>
      <text:p text:style-name="P1">double CalculateSI(int p,int t,int r=10)</text:p>
      <text:p text:style-name="P1">{</text:p>
      <text:p text:style-name="P1"><text:s text:c="4"/>return (p*r*t)/100;</text:p>
      <text:p text:style-name="P1">}</text:p>
      <text:p text:style-name="P1"/>
      <text:p text:style-name="P1">int main()</text:p>
      <text:p text:style-name="P1">{</text:p>
      <text:p text:style-name="P1"><text:s text:c="4"/>int p,r,t;</text:p>
      <text:p text:style-name="P1"/>
      <text:p text:style-name="P1"><text:s text:c="4"/>cout&lt;&lt;"Enter values of principle, rate and time:"&lt;&lt;endl;</text:p>
      <text:p text:style-name="P1"><text:s text:c="4"/>cin&gt;&gt;p&gt;&gt;r&gt;&gt;t;</text:p>
      <text:p text:style-name="P1"/>
      <text:p text:style-name="P1"><text:s text:c="4"/>cout&lt;&lt;"Simple interest is "&lt;&lt;CalculateSI(p,t,r)&lt;&lt;endl;</text:p>
      <text:p text:style-name="P1"/>
      <text:p text:style-name="P1"><text:s text:c="4"/>cout&lt;&lt;"Simple interest using default parameters is "&lt;&lt;CalculateSI(p,t);</text:p>
      <text:p text:style-name="P1"/>
      <text:p text:style-name="P1"><text:s text:c="4"/>return 0;</text:p>
      <text:p text:style-name="P1"/>
      <text:p text:style-name="P1">}</text:p>
      <text:p text:style-name="P1"/>
      <text:p text:style-name="P2">2. Overload a function Area to compute the area of a square, rectangle and triangle. Write a</text:p>
      <text:p text:style-name="P2">main function to test the function.</text:p>
      <text:p text:style-name="P2"/>
      <text:p text:style-name="P3">#include&lt;iostream&gt;</text:p>
      <text:p text:style-name="P3">#include&lt;math.h&gt;</text:p>
      <text:p text:style-name="P3">using namespace std;</text:p>
      <text:p text:style-name="P3"/>
      <text:p text:style-name="P3">double area(double s)</text:p>
      <text:p text:style-name="P3">{</text:p>
      <text:p text:style-name="P3"><text:s text:c="4"/>return s*s;</text:p>
      <text:p text:style-name="P3">}</text:p>
      <text:p text:style-name="P3"/>
      <text:p text:style-name="P3">double area(double l,double br)</text:p>
      <text:p text:style-name="P3">{</text:p>
      <text:p text:style-name="P3"><text:s text:c="4"/>return l*br;</text:p>
      <text:p text:style-name="P3">}</text:p>
      <text:p text:style-name="P3"/>
      <text:p text:style-name="P3">double area(double a,double b,double c)</text:p>
      <text:p text:style-name="P3">{</text:p>
      <text:p text:style-name="P3"><text:s text:c="4"/>double s=(a+b+c)/2;</text:p>
      <text:p text:style-name="P3"><text:s text:c="4"/>double area=sqrt(s*(s-a)*(s-b)*(s-c));</text:p>
      <text:p text:style-name="P3"/>
      <text:p text:style-name="P3"><text:soft-page-break/><text:s text:c="4"/>return area;</text:p>
      <text:p text:style-name="P3">}</text:p>
      <text:p text:style-name="P3"/>
      <text:p text:style-name="P3">int main()</text:p>
      <text:p text:style-name="P3">{</text:p>
      <text:p text:style-name="P3"><text:s text:c="4"/>double s,l,br,a,b,c;</text:p>
      <text:p text:style-name="P3"/>
      <text:p text:style-name="P3"><text:s text:c="4"/>cout&lt;&lt;"1. Square"&lt;&lt;endl&lt;&lt;"2. Rectangle"&lt;&lt;endl&lt;&lt;"3. Triangle"&lt;&lt;endl;</text:p>
      <text:p text:style-name="P3"/>
      <text:p text:style-name="P3"><text:s text:c="4"/>int ch;</text:p>
      <text:p text:style-name="P3"><text:s text:c="4"/>cout&lt;&lt;"Enter choice:"&lt;&lt;endl;</text:p>
      <text:p text:style-name="P3"><text:s text:c="4"/>cin&gt;&gt;ch;</text:p>
      <text:p text:style-name="P3"/>
      <text:p text:style-name="P3"><text:s text:c="4"/>switch(ch)</text:p>
      <text:p text:style-name="P3"><text:s text:c="4"/>{</text:p>
      <text:p text:style-name="P3"><text:s text:c="8"/>case 1: cout&lt;&lt;"Enter length of side:"&lt;&lt;endl;</text:p>
      <text:p text:style-name="P3"><text:s text:c="16"/>cin&gt;&gt;s;</text:p>
      <text:p text:style-name="P3"/>
      <text:p text:style-name="P3"><text:s text:c="16"/>cout&lt;&lt;"The area is: "&lt;&lt;area(s);</text:p>
      <text:p text:style-name="P3"><text:s text:c="16"/>break;</text:p>
      <text:p text:style-name="P3"/>
      <text:p text:style-name="P3"><text:s text:c="8"/>case 2: cout&lt;&lt;"Enter length and breadth:"&lt;&lt;endl;</text:p>
      <text:p text:style-name="P3"><text:s text:c="16"/>cin&gt;&gt;l&gt;&gt;br;</text:p>
      <text:p text:style-name="P3"/>
      <text:p text:style-name="P3"><text:s text:c="16"/>cout&lt;&lt;"The area is: "&lt;&lt;area(l,br);</text:p>
      <text:p text:style-name="P3"><text:s text:c="16"/>break;</text:p>
      <text:p text:style-name="P3"/>
      <text:p text:style-name="P3"><text:s text:c="8"/>case 3: cout&lt;&lt;"Enter length of 3 sides:"&lt;&lt;endl;</text:p>
      <text:p text:style-name="P3"><text:s text:c="16"/>cin&gt;&gt;a&gt;&gt;b&gt;&gt;c;</text:p>
      <text:p text:style-name="P3"/>
      <text:p text:style-name="P3"><text:s text:c="16"/>cout&lt;&lt;"The area is: "&lt;&lt;area(a,b,c);</text:p>
      <text:p text:style-name="P3"><text:s text:c="16"/>break;</text:p>
      <text:p text:style-name="P3"/>
      <text:p text:style-name="P3"><text:s text:c="8"/>default: cout&lt;&lt;"Invalid choice"&lt;&lt;endl;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2">3. Write an inline function Area to compute the area of a cube. Write a main function to test</text:p>
      <text:p text:style-name="P2">the function.</text:p>
      <text:p text:style-name="P3"/>
      <text:p text:style-name="P3">#include&lt;iostream&gt;</text:p>
      <text:p text:style-name="P3">#include&lt;math.h&gt;</text:p>
      <text:p text:style-name="P3">using namespace std;</text:p>
      <text:p text:style-name="P3"/>
      <text:p text:style-name="P3">double inline area(double s)</text:p>
      <text:p text:style-name="P3">{</text:p>
      <text:p text:style-name="P3"><text:s text:c="4"/>return 6*s*s;</text:p>
      <text:p text:style-name="P3">}</text:p>
      <text:p text:style-name="P3"/>
      <text:p text:style-name="P3">int main()</text:p>
      <text:p text:style-name="P3"><text:soft-page-break/>{</text:p>
      <text:p text:style-name="P3"><text:s text:c="4"/>double s;</text:p>
      <text:p text:style-name="P3"/>
      <text:p text:style-name="P3"><text:s text:c="4"/>cout&lt;&lt;"Enter side of cube: "&lt;&lt;endl;</text:p>
      <text:p text:style-name="P3"><text:s text:c="4"/>cin&gt;&gt;s;</text:p>
      <text:p text:style-name="P3"/>
      <text:p text:style-name="P3"><text:s text:c="4"/>cout&lt;&lt;"The area of the cube is "&lt;&lt;area(s);</text:p>
      <text:p text:style-name="P3"/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39:59.128311668</meta:creation-date>
    <dc:date>2015-11-30T14:44:10.982395595</dc:date>
    <meta:editing-duration>P0D</meta:editing-duration>
    <meta:editing-cycles>1</meta:editing-cycles>
    <meta:document-statistic meta:table-count="0" meta:image-count="0" meta:object-count="0" meta:page-count="3" meta:paragraph-count="81" meta:word-count="273" meta:character-count="2146" meta:non-whitespace-character-count="1665"/>
    <meta:generator>LibreOffice/4.2.8.2$Linux_X86_64 LibreOffice_project/420m0$Build-2</meta:generator>
  </office:meta>
</office:document-meta>
</file>